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141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15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ext-properties fo:color="#000000" style:font-name="Liberation 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5" table:default-cell-style-name="ce3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Rareté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ace</text:p>
          </table:table-cell>
          <table:table-cell table:style-name="ce2" office:value-type="string" calcext:value-type="string">
            <text:p>Date de sortie</text:p>
          </table:table-cell>
          <table:table-cell table:style-name="ce2" office:value-type="string" calcext:value-type="string">
            <text:p>Nom de l’image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n Goku Super Saiyan &amp; Vegeta Super Saiyan &amp; Trunks Super Saiyan (jeune) Int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 / Saiyan de sang-mêlé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on_Goku_Super_Saiyan_&amp;_Vegeta_Super_Saiyan_&amp;_Trunks_Super_Saiyan_(jeune)_Int_LR.png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n Gohan Super Saiyan (futur) Pu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 de sang-mêlé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han_Super_Saiyan_(futur).png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nks Super Saiyan (futur) End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 de sang-mêlé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Trunks_Super_Saiyan_(futur)_End_LR.png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masu : Fusion Tec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Divi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Zamasu_:_Fusion_Tec_LR.png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n Goku Super Saiyan divin SS &amp; Vegeta Super Saiyan divin SS Ag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Super_Saiyan_divin_SS_&amp;_Vegeta_Super_Saiyan_divin_SS_Agi_Lr.png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méga Shenro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Dragon Maléfique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Oméga_Shenron_agi_Lr.png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n Goku Super Saiyan 4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Super_Saiyan_4.png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Int_LR.png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r. Willow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Cybor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Dr._Willow_Agi_LR.png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lma (enfant)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Humai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ulma_(enfant)_Pui_LR.png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o (super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Autr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oo_(super)_Agi_LR.png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bidi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r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abidi_Int_LR.png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Agi_Lr.png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n Gohan (peti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 de sang-mêlé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han_Int_LR.png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oku super saiyan PU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oku_super_saiyan_PUI_LR.png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n Goku (GT) &amp; Vegeta Super Saiyan 4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(GT)_&amp;_Vegeta_Super_Saiyan_4_Pui_LR.png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ku super saiyan 3 &amp; Vegeta super saiyan 2 end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oku_super_saiyan _3_&amp;_Vegeta_super_saiyan_2_end_LR.png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tchiyack (forme géante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utr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atchiyack_(forme géante)_Tec_LR.png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ckie Chu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Humai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Jackie_Chun_Int_LR.png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iccolo (éveil de puissanc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Name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Piccolo_(éveil de puissance)_Tec_LR.png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Son Gohan ultime End LR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uper</text:p>
          </table:table-cell>
          <table:table-cell table:style-name="ce4" office:value-type="string" calcext:value-type="string">
            <text:p>LR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Saiyan de sang-mêlé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string" calcext:value-type="string">
            <text:p>Son_Gohan_ultime.png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étal Coole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ut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étal_Cooler_End_LR.png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n Goku Super Saiyan &amp; Vegeta Super Saiya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ku_Super_Saiyan_&amp;_Vegeta_Super_Saiyan_Agi_LR.png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Goku super saiyan TEC LR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uper</text:p>
          </table:table-cell>
          <table:table-cell table:style-name="ce4" office:value-type="string" calcext:value-type="string">
            <text:p>LR</text:p>
          </table:table-cell>
          <table:table-cell table:style-name="ce4" office:value-type="string" calcext:value-type="string">
            <text:p>Tec</text:p>
          </table:table-cell>
          <table:table-cell table:style-name="ce4" office:value-type="string" calcext:value-type="string">
            <text:p>Saiyan</text:p>
          </table:table-cell>
          <table:table-cell table:style-name="ce7" office:value-type="float" office:value="2022" calcext:value-type="float">
            <text:p>2022</text:p>
          </table:table-cell>
          <table:table-cell table:style-name="ce4" office:value-type="string" calcext:value-type="string">
            <text:p>Goku_super_saiyan_TEC_LR.png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oler (forme final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Aut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oler_(forme finale)_Pui_LR.png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nshinha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Humai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enshinhan_Int_LR.png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Zamasu : Fusio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vi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Zamasu_:_Fusion_Tec_LR.png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egeta Super Saiyan divin SS &amp; Trunks Super Saiyan (futur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 / Saiyan de sang-mêlé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Vegeta_Super_Saiyan_divin_SS_&amp;_Trunks_Super_Saiyan_(futur).png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olden Freeze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Aut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lden_Freezer_Agi_LR.png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n Goku Super Saiyan &amp; Son Gohan Super Saiyan (enfan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 / Saiyan de sang-mêlé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ku_Super_Saiyan_&amp;_Son_Gohan_Super_Saiyan_(enfant)_Tec_LR.png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n Goku &amp; Piccolo/Piccolo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 / Name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ku_&amp;_Piccolo_End_LR.png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n Gohan (jeune) &amp; Son Goten (petit) &amp; Trunks (petit) 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 de sang-mêlé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han_(jeune)_&amp;_Son_Goten_(petit)_&amp;_Trunks_(petit)_Tec_LR.png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n Goku Jr Super Saiyan &amp; Vegeta Jr Super Saiya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 de sang-mêlé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ku_Jr_Super_Saiyan_&amp;_Vegeta_Jr_Super_Saiyan.png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n Goku (Kaioken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ku_(Kaioken)_Pui_LR.png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geta (gorill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Vegeta_(gorille)_tec_LR.png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n Gohan Super Saiyan (futur) &amp; Trunks (enfant) (futur)/ Son Gohan Super Saiyan (futur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 de sang-mêlé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han_Super_Saiyan_(futur)_&amp;_Trunks_(enfant)_(futur)_Agi_LR.png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it &amp; Son Goku Super Saiyan divi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Autre / saiy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it_&amp;_Son_Goku_Super_Saiyan_divin_Pui_LR.png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egeta/Son Goku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Vegeta_Int_LR.png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illin &amp; Son Gohan (peti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Humain / Saiy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Krillin_&amp;_Son_Gohan_(petit).png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n Gohan (peti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 de sang-mêlé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han_(petit)_Pui_LR.png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ku_End_LR.png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reezer (pleine puissanc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Autr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Freezer_(pleine puissance)_Pui_LR.png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Goku super saiyan INT LR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uper</text:p>
          </table:table-cell>
          <table:table-cell table:style-name="ce4" office:value-type="string" calcext:value-type="string">
            <text:p>LR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Saiyan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Goku_super_saiyan_INT_LR.png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uper Janemba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ut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uper_Janemba_End_LR.png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on Goku Super Saiyan 4 &amp; Vegeta Super Saiyan 4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ku_Super_Saiyan_4_&amp;_Vegeta_Super_Saiyan_4.png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on Goku Super Saiyan divin &amp; Vegeta Super Saiyan divi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ku_Super_Saiyan_divin_&amp;_Vegeta_Super_Saiyan_divin_Tec_LR.png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ao Pai Pai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Hum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ao_Pai_Pai_Pui_LR.png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on Goku (ange) &amp; Vegeta (ang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on_Goku_(ange)_&amp;_Vegeta_(ange)_tec_LR.png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on Goku &amp; Piccolo Int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mek / Saiy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on_Goku_&amp;_Piccolo_Int_LR.png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uper C-17 Tec LR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Hybride Humain Artifici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uper_C-17_Tec_LR.png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apion &amp; Minoshia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Konatsie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apion_&amp;_Minoshia_Pui_LR.png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Équipe des dragons maléfiqu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ragon Maléfiqu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Équipe_des_dragons_maléfiques_Int_LR.png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Trunks (jeun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table:style-name="ce6" office:value-type="string" calcext:value-type="string">
            <text:p>Saiyan de sang-mêlé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runks_(jeune)_Pui_LR.png</text:p>
          </table:table-cell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Kamesenni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um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Kamesennin_End_LR.png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" office:value-type="string" calcext:value-type="string">
            <text:p>C-17 (équipe Univers 7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Hybride Humain Artifici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C-17_(équipe_Univers_7)_Int_LR.ong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Golden Freezer (ange) &amp; C-17</text:p>
          </table:table-cell>
          <table:table-cell office:value-type="string" calcext:value-type="string">
            <text:p>Masculin / 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utre / Hybride Humain Artificiel</text:p>
          </table:table-cell>
          <table:table-cell office:value-type="float" office:value="2021" calcext:value-type="float">
            <text:p>2021</text:p>
          </table:table-cell>
          <table:table-cell table:style-name="ce5" office:value-type="string" calcext:value-type="string">
            <text:p>Golden_Freezer_(ange)_&amp;_C-17_End_LR.png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Son Gohan Super Saiyan 2 (enfan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 de sang-mêlé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on_Gohan_Super_Saiyan_2_(enfant)_Tec_LR.png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Babidi &amp; Bo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utr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abidi_&amp;_Boo_End_LR.png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Équipe Thalès</text:p>
          </table:table-cell>
          <table:table-cell office:value-type="string" calcext:value-type="string">
            <text:p>Masculin / 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Autr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Équipe_Thalès_Pui_LR.png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Son Goku &amp; Vegeta (ang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on_Goku_&amp;_Vegeta_(ange)_Pui_LR.png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Boo (Gotenks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ut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oo_(Gotenks)_End_LR.png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Vegeta Super Saiyan divin SS évolué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Vegeta_Super_Saiyan_divin_SS_évolué_Int_LR.png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5" office:value-type="string" calcext:value-type="string">
            <text:p>Son Goku (Ultra Instinc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on_Goku_(Ultra_Instinct)_Agi_LR.png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Vegeta Super Saiyan 2 (ang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egeta_Super_Saiyan_2_(ange)_End_LR.png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5" office:value-type="string" calcext:value-type="string">
            <text:p>Son Goku Super Saiyan divin SS (Kaioken) &amp; Vegeta Super Saiyan divin SS évolué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on_Goku_Super_Saiyan_divin_SS_(Kaioken)_&amp;_Vegeta_Super_Saiyan_divin_SS_évolué_End_LR.png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Jiren (pleine puissance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utr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Jiren_(pleine_puissance)_Tec_LR.png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Son Goku (Signes de l'Ultra Instinc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on_Goku_(Signes_de_l'Ultra_Instinct)_Pui_LR.png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Son Goku &amp; Son Gohan (peti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aiyan / Saiyan de sang-mêlé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on_Goku_&amp;_Son_Gohan_(petit)_Tec_LR.png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rilli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umai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rillin_End_LR.png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Nappa/Vegeta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appa_Vegeta_Agi_LR.png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5" office:value-type="string" calcext:value-type="string">
            <text:p>Équipe Bardock</text:p>
          </table:table-cell>
          <table:table-cell office:value-type="string" calcext:value-type="string">
            <text:p>Masculin / Autre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Équipe_Bardock_Int_LR.png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Zamasu (Son Goku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Divi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Zamasu_(Son_Goku)_Pui_LR.png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Goku super saiyan divin END UR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uper</text:p>
          </table:table-cell>
          <table:table-cell table:style-name="ce4" office:value-type="string" calcext:value-type="string">
            <text:p>UR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Saiyan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string" calcext:value-type="string">
            <text:p>Goku_super_saiyan_divin_END_UR.png</text:p>
          </table:table-cell>
          <table:table-cell table:number-columns-repeated="1015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74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9:38:43.383040140</meta:creation-date>
    <dc:date>2024-02-05T16:21:52.615325763</dc:date>
    <meta:editing-duration>PT1H23M50S</meta:editing-duration>
    <meta:editing-cycles>11</meta:editing-cycles>
    <meta:generator>LibreOffice/7.3.7.2$Linux_X86_64 LibreOffice_project/30$Build-2</meta:generator>
    <meta:document-statistic meta:table-count="1" meta:cell-count="666" meta:object-count="0"/>
  </office:meta>
</office:document-meta>
</file>